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938d" officeooo:paragraph-rsid="0010938d"/>
    </style:style>
    <style:style style:name="P2" style:family="paragraph" style:parent-style-name="Standard">
      <style:paragraph-properties fo:text-align="start" style:justify-single-word="false"/>
      <style:text-properties officeooo:rsid="0010938d" officeooo:paragraph-rsid="0010938d"/>
    </style:style>
    <style:style style:name="P3" style:family="paragraph" style:parent-style-name="Standard">
      <style:paragraph-properties fo:text-align="start" style:justify-single-word="false"/>
      <style:text-properties officeooo:rsid="0010938d" officeooo:paragraph-rsid="0013670e"/>
    </style:style>
    <style:style style:name="P4" style:family="paragraph" style:parent-style-name="Standard">
      <style:paragraph-properties fo:text-align="center" style:justify-single-word="false"/>
      <style:text-properties officeooo:rsid="001a5457" officeooo:paragraph-rsid="001a5457"/>
    </style:style>
    <style:style style:name="T1" style:family="text">
      <style:text-properties officeooo:rsid="0012445a"/>
    </style:style>
    <style:style style:name="T2" style:family="text">
      <style:text-properties officeooo:rsid="00136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ENVOLVIMENTO DO SISTEMA</text:p>
      <text:p text:style-name="P1"/>
      <text:p text:style-name="P2"><text:span text:style-name="T1">Usuários</text:span></text:p>
      <text:p text:style-name="P2"><text:s/><text:span text:style-name="T1">[=] <text:tab/>Cadastro;</text:span></text:p>
      <text:p text:style-name="P2"><text:s/><text:span text:style-name="T1">[+] <text:tab/>Leitura;</text:span></text:p>
      <text:p text:style-name="P2"><text:s/><text:span text:style-name="T1">[=] <text:tab/>Alteração;</text:span></text:p>
      <text:p text:style-name="P2"><text:s/><text:span text:style-name="T1">[=]<text:tab/>Remoção;<text:tab/></text:span></text:p>
      <text:p text:style-name="P2"/>
      <text:p text:style-name="P3"><text:span text:style-name="T2">Formulario</text:span></text:p>
      <text:p text:style-name="P3"><text:s/><text:span text:style-name="T1">[=] <text:tab/>Cadastro;</text:span></text:p>
      <text:p text:style-name="P3"><text:s/><text:span text:style-name="T1">[=] <text:tab/>Leitura;</text:span></text:p>
      <text:p text:style-name="P3"><text:s/><text:span text:style-name="T1">[=] <text:tab/>Alteração;</text:span></text:p>
      <text:p text:style-name="P3"><text:s/><text:span text:style-name="T1">[=]<text:tab/>Remoção;<text:tab/>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2.2$Linux_X86_64 LibreOffice_project/40m0$Build-2</meta:generator>
    <meta:editing-cycles>0</meta:editing-cycles>
    <meta:editing-duration>P0D</meta:editing-duration>
    <meta:document-statistic meta:table-count="0" meta:image-count="0" meta:object-count="0" meta:page-count="1" meta:paragraph-count="11" meta:word-count="21" meta:character-count="164" meta:non-whitespace-character-count="136"/>
  </office:meta>
</office:document-meta>
</file>